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Gentium Plus" svg:font-family="'Gentium Plus'" style:font-adornments="Standard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P2" style:family="paragraph" style:parent-style-name="Standard">
      <style:text-properties officeooo:rsid="001b466a" officeooo:paragraph-rsid="001b466a"/>
    </style:style>
    <style:style style:name="T1" style:family="text">
      <style:text-properties officeooo:rsid="001b466a"/>
    </style:style>
    <style:style style:name="T2" style:family="text">
      <style:text-properties officeooo:rsid="001b6b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is template <text:span text:style-name="T1">requires the font „Gentium Plus“ to be installed.</text:span></text:p>
      <text:p text:style-name="P2">Get it from here: <text:a xlink:type="simple" xlink:href="https://software.sil.org/gentium/download/" text:style-name="Internet_20_link" text:visited-style-name="Visited_20_Internet_20_Link">https://software.sil.org/gentium/download/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Gentium Plus" svg:font-family="'Gentium Plus'" style:font-adornments="Standard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entium Plus" fo:font-family="'Gentium Plus'" style:font-style-name="Standard" style:font-pitch="variable" fo:font-size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entium Plus" fo:font-family="'Gentium Plus'" style:font-style-name="Standard" style:font-pitch="variable" fo:font-size="15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page-layout style:name="Mpm1">
      <style:page-layout-properties fo:page-width="14.801cm" fo:page-height="21.001cm" style:num-format="1" style:print-orientation="portrait" fo:margin-top="1cm" fo:margin-bottom="0.6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date>2023-01-03T09:24:16.227016791</dc:date>
    <meta:editing-duration>PT9M48S</meta:editing-duration>
    <meta:editing-cycles>8</meta:editing-cycles>
    <meta:generator>LibreOffice/7.0.4.2$Linux_X86_64 LibreOffice_project/00$Build-2</meta:generator>
    <meta:document-statistic meta:table-count="0" meta:image-count="0" meta:object-count="0" meta:page-count="1" meta:paragraph-count="3" meta:word-count="16" meta:character-count="125" meta:non-whitespace-character-count="111"/>
  </office:meta>
</office:document-meta>
</file>